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500000036533FDBB73F90A926.png" manifest:media-type="image/png"/>
  <manifest:file-entry manifest:full-path="Pictures/100002010000043300000039C6244010E1D24E8D.png" manifest:media-type="image/png"/>
  <manifest:file-entry manifest:full-path="Pictures/1000020100000432000000390F609A2E736885FB.png" manifest:media-type="image/png"/>
  <manifest:file-entry manifest:full-path="Pictures/10000201000000390000003EA3452738E8B9AB13.png" manifest:media-type="image/png"/>
  <manifest:file-entry manifest:full-path="Pictures/10000201000000A60000023B72992EE4E4DE1B15.png" manifest:media-type="image/png"/>
  <manifest:file-entry manifest:full-path="Pictures/10000201000000A60000023BC0C0207CE11FBAC2.png" manifest:media-type="image/png"/>
  <manifest:file-entry manifest:full-path="Pictures/10000201000000A60000007DACCEBD107BADAF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66c" draw:textarea-horizontal-align="justify" draw:textarea-vertical-align="middle" draw:auto-grow-height="false" fo:min-height="3.05cm" fo:min-width="3.9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25cm" fo:min-width="27.93cm"/>
      <style:paragraph-properties style:writing-mode="lr-tb"/>
    </style:style>
    <style:style style:name="gr4" style:family="graphic" style:parent-style-name="standard">
      <style:graphic-properties draw:fill-color="#0355ad" draw:textarea-horizontal-align="justify" draw:textarea-vertical-align="middle" draw:auto-grow-height="false" fo:min-height="0.762cm" fo:min-width="0.4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5cm" fo:min-width="27.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0355ad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weight="bold" fo:background-color="transparent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3.3cm" draw:transform="rotate (0.000174532925198406) translate (2.434cm 4.335cm)">
          <text:p text:style-name="P1">Board 1</text:p>
          <text:p text:style-name="P1"/>
          <text:p text:style-name="P1"><text:span text:style-name="T1">(hover to</text:span></text:p>
          <text:p text:style-name="P1"><text:span text:style-name="T1">show inf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cm" svg:height="3.3cm" draw:transform="rotate (0.000174532925198406) translate (2.434cm 4.335cm)">
          <text:p text:style-name="P1">Board Name</text:p>
          <text:p text:style-name="P1"><text:span text:style-name="T1"/></text:p>
          <text:p text:style-name="P1"><text:span text:style-name="T1"/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4.391cm" svg:height="3.306cm" svg:x="2.444cm" svg:y="8.335cm">
          <draw:image xlink:href="Pictures/10000201000000A60000007DACCEBD107BADAF9B.png" xlink:type="simple" xlink:show="embed" xlink:actuate="onLoad" loext:mime-type="image/png">
            <text:p/>
          </draw:image>
        </draw:frame>
        <draw:frame draw:style-name="gr2" draw:text-style-name="P1" draw:layer="layout" svg:width="4.391cm" svg:height="3.306cm" svg:x="2.444cm" svg:y="12.235cm">
          <draw:image xlink:href="Pictures/10000201000000A60000007DACCEBD107BADAF9B.png" xlink:type="simple" xlink:show="embed" xlink:actuate="onLoad" loext:mime-type="image/png">
            <text:p/>
          </draw:image>
        </draw:frame>
        <draw:frame draw:style-name="gr2" draw:text-style-name="P1" draw:layer="layout" svg:width="4.391cm" svg:height="3.306cm" svg:x="2.435cm" svg:y="16.135cm">
          <draw:image xlink:href="Pictures/10000201000000A60000007DACCEBD107BADAF9B.png" xlink:type="simple" xlink:show="embed" xlink:actuate="onLoad" loext:mime-type="image/png">
            <text:p/>
          </draw:image>
        </draw:frame>
        <draw:frame draw:style-name="gr2" draw:text-style-name="P1" draw:layer="layout" svg:width="4.391cm" svg:height="15.107cm" svg:x="7.744cm" svg:y="4.328cm">
          <draw:image xlink:href="Pictures/10000201000000A60000023BC0C0207CE11FBAC2.png" xlink:type="simple" xlink:show="embed" xlink:actuate="onLoad" loext:mime-type="image/png">
            <text:p/>
          </draw:image>
        </draw:frame>
        <draw:frame draw:style-name="gr2" draw:text-style-name="P1" draw:layer="layout" svg:width="4.391cm" svg:height="15.107cm" svg:x="7.745cm" svg:y="4.329cm">
          <draw:image xlink:href="Pictures/10000201000000A60000023BC0C0207CE11FBAC2.png" xlink:type="simple" xlink:show="embed" xlink:actuate="onLoad" loext:mime-type="image/png">
            <text:p/>
          </draw:image>
        </draw:frame>
        <draw:frame draw:style-name="gr2" draw:text-style-name="P1" draw:layer="layout" svg:width="4.391cm" svg:height="15.107cm" svg:x="12.862cm" svg:y="4.33cm">
          <draw:image xlink:href="Pictures/10000201000000A60000023B72992EE4E4DE1B15.png" xlink:type="simple" xlink:show="embed" xlink:actuate="onLoad" loext:mime-type="image/png">
            <text:p/>
          </draw:image>
        </draw:frame>
        <draw:frame draw:style-name="gr2" draw:text-style-name="P1" draw:layer="layout" svg:width="4.391cm" svg:height="15.107cm" svg:x="18.044cm" svg:y="4.335cm">
          <draw:image xlink:href="Pictures/10000201000000A60000023B72992EE4E4DE1B15.png" xlink:type="simple" xlink:show="embed" xlink:actuate="onLoad" loext:mime-type="image/png">
            <text:p/>
          </draw:image>
        </draw:frame>
        <draw:frame draw:style-name="gr2" draw:text-style-name="P1" draw:layer="layout" svg:width="4.391cm" svg:height="15.107cm" svg:x="23.035cm" svg:y="4.328cm">
          <draw:image xlink:href="Pictures/10000201000000A60000023B72992EE4E4DE1B15.png" xlink:type="simple" xlink:show="embed" xlink:actuate="onLoad" loext:mime-type="image/png">
            <text:p/>
          </draw:image>
        </draw:frame>
        <draw:custom-shape draw:style-name="gr3" draw:text-style-name="P3" draw:layer="layout" svg:width="28.43cm" svg:height="1.5cm" svg:x="0.635cm" svg:y="0.835cm">
          <text:p text:style-name="P1">Board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cm" svg:height="1.43cm" svg:x="0.735cm" svg:y="0.905cm">
          <text:p text:style-name="P1"><text:span text:style-name="T2">&lt;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323cm" svg:height="1.439cm" svg:x="27.635cm" svg:y="0.896cm">
          <draw:image xlink:href="Pictures/10000201000000390000003EA3452738E8B9AB13.png" xlink:type="simple" xlink:show="embed" xlink:actuate="onLoad" loext:mime-type="image/png">
            <text:p text:style-name="P1"><text:span text:style-name="T3">-&gt;</text:span></text:p>
          </draw:image>
        </draw:frame>
        <draw:custom-shape draw:style-name="gr6" draw:text-style-name="P7" draw:layer="layout" svg:width="28.43cm" svg:height="0.6cm" svg:x="0.635cm" svg:y="2.335cm">
          <text:p text:style-name="P6"><text:span text:style-name="T4">New <text:s text:c="9"/>Delet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5" draw:text-style-name="P1" draw:layer="layout" svg:width="28.415cm" svg:height="1.507cm" svg:x="0.65cm" svg:y="0.83cm">
          <draw:image xlink:href="Pictures/1000020100000432000000390F609A2E736885FB.png" xlink:type="simple" xlink:show="embed" xlink:actuate="onLoad" loext:mime-type="image/png">
            <text:p text:style-name="P1">Board Name</text:p>
          </draw:image>
        </draw:frame>
      </draw:page>
      <draw:page draw:name="page3" draw:style-name="dp1" draw:master-page-name="Default">
        <draw:frame draw:style-name="gr2" draw:text-style-name="P1" draw:layer="layout" svg:width="28.429cm" svg:height="1.506cm" svg:x="0.643cm" svg:y="0.831cm">
          <draw:image xlink:href="Pictures/100002010000043300000039C6244010E1D24E8D.png" xlink:type="simple" xlink:show="embed" xlink:actuate="onLoad" loext:mime-type="image/png">
            <text:p/>
          </draw:image>
        </draw:frame>
        <draw:frame draw:style-name="gr2" draw:text-style-name="P1" draw:layer="layout" svg:width="1.401cm" svg:height="1.428cm" svg:x="0.734cm" svg:y="0.907cm">
          <draw:image xlink:href="Pictures/100002010000003500000036533FDBB73F90A926.png" xlink:type="simple" xlink:show="embed" xlink:actuate="onLoad" loext:mime-type="image/png">
            <text:p/>
          </draw:image>
        </draw:frame>
        <draw:frame draw:style-name="gr5" draw:text-style-name="P5" draw:layer="layout" svg:width="1.323cm" svg:height="1.439cm" svg:x="27.742cm" svg:y="0.896cm">
          <draw:image xlink:href="Pictures/10000201000000390000003EA3452738E8B9AB13.png" xlink:type="simple" xlink:show="embed" xlink:actuate="onLoad" loext:mime-type="image/png">
            <text:p text:style-name="P1"><text:span text:style-name="T3">-&gt;</text:span>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4:48:06.934390281</meta:creation-date>
    <dc:date>2021-07-15T15:07:50.114923762</dc:date>
    <meta:editing-duration>PT8M50S</meta:editing-duration>
    <meta:editing-cycles>3</meta:editing-cycles>
    <meta:generator>LibreOffice/6.4.7.2$Linux_X86_64 LibreOffice_project/40$Build-2</meta:generator>
    <meta:document-statistic meta:object-count="18"/>
  </office:meta>
</office:document-meta>
</file>